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3" office:value-type="string" calcext:value-type="string">
            <text:p>product card view? MyAccount?…</text:p>
          </table:table-cell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3" office:value-type="string" calcext:value-type="string">
            <text:p>“Se det växa live” feature?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9"/>
        <table:table-column table:style-name="co5" table:default-cell-style-name="ce39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1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Date</text:p>
          </table:table-cell>
          <table:table-cell table:style-name="ce37" office:value-type="string" calcext:value-type="string">
            <text:p>Sum - Time, hours</text:p>
          </table:table-cell>
        </table:table-row>
        <table:table-row table:style-name="ro2">
          <table:table-cell table:style-name="ce28" office:value-type="date" office:date-value="2020-12-15" calcext:value-type="date">
            <text:p>2020-12-15</text:p>
          </table:table-cell>
          <table:table-cell table:style-name="ce38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2">
          <table:table-cell table:style-name="ce30" office:value-type="string" calcext:value-type="string">
            <text:p>Total Result</text:p>
          </table:table-cell>
          <table:table-cell table:style-name="ce46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9:08:52.744996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4T19:12:39.591468866</dc:date>
    <meta:editing-duration>PT59M27S</meta:editing-duration>
    <meta:editing-cycles>13</meta:editing-cycles>
    <meta:generator>LibreOffice/6.4.6.2$Linux_X86_64 LibreOffice_project/40$Build-2</meta:generator>
    <meta:document-statistic meta:table-count="2" meta:cell-count="17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